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99ff" draw:textarea-horizontal-align="justify" draw:textarea-vertical-align="middle" draw:auto-grow-height="false" fo:min-height="1.479cm" fo:min-width="3.234cm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 fo:min-height="1.479cm" fo:min-width="3.234cm"/>
    </style:style>
    <style:style style:name="gr3" style:family="graphic" style:parent-style-name="standard">
      <style:graphic-properties draw:fill="solid" draw:fill-color="#ff6600" draw:textarea-horizontal-align="justify" draw:textarea-vertical-align="middle" draw:auto-grow-height="false" fo:min-height="1.479cm" fo:min-width="4.3cm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 fo:min-height="1.479cm" fo:min-width="3.234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fo:min-height="1.479cm" fo:min-width="3.23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 fo:min-height="0.75cm" fo:min-width="3cm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 fo:min-height="1.15cm" fo:min-width="3.3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3cm"/>
    </style:style>
    <style:style style:name="gr11" style:family="graphic" style:parent-style-name="standard">
      <style:graphic-properties draw:fill="solid" draw:fill-color="#ff33ff" draw:textarea-horizontal-align="justify" draw:textarea-vertical-align="middle" draw:auto-grow-height="false" fo:min-height="1.65cm" fo:min-width="3.2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1.15cm" fo:min-width="2.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3.734cm" svg:height="1.729cm" svg:x="4.4cm" svg:y="20.7cm">
          <text:p text:style-name="P1">Parad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3.734cm" svg:height="1.729cm" svg:x="4.166cm" svg:y="13.7cm">
          <text:p text:style-name="P1">Patrull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4.8cm" svg:height="1.729cm" svg:x="7.9cm" svg:y="5.071cm">
          <text:p text:style-name="P1">Enfrentami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3.734cm" svg:height="1.729cm" svg:x="7.366cm" svg:y="9.3cm">
          <text:p text:style-name="P1">Persecu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3.734cm" svg:height="1.729cm" svg:x="13.6cm" svg:y="13.371cm">
          <text:p text:style-name="P1">Alert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267cm" svg:y1="20.7cm" svg:x2="6.033cm" svg:y2="15.429cm" draw:start-shape="id1" draw:start-glue-point="0" draw:end-shape="id2" draw:end-glue-point="2" svg:d="M6267 20700l-234-5271" svg:viewBox="0 0 235 5272">
          <text:p/>
        </draw:connector>
        <draw:connector draw:style-name="gr6" draw:text-style-name="P1" draw:layer="layout" draw:type="line" svg:x1="6.033cm" svg:y1="13.7cm" svg:x2="7.366cm" svg:y2="10.164cm" draw:start-shape="id2" draw:start-glue-point="0" draw:end-shape="id3" svg:d="M6033 13700l1333-3536" svg:viewBox="0 0 1334 3537">
          <text:p/>
        </draw:connector>
        <draw:connector draw:style-name="gr6" draw:text-style-name="P1" draw:layer="layout" draw:type="line" svg:x1="11.1cm" svg:y1="10.164cm" svg:x2="15.467cm" svg:y2="13.371cm" draw:start-shape="id3" draw:start-glue-point="1" draw:end-shape="id4" draw:end-glue-point="0" svg:d="M11100 10164l4367 3207" svg:viewBox="0 0 4368 3208">
          <text:p/>
        </draw:connector>
        <draw:connector draw:style-name="gr6" draw:text-style-name="P1" draw:layer="layout" draw:type="line" svg:x1="13.6cm" svg:y1="14.235cm" svg:x2="7.9cm" svg:y2="14.564cm" draw:start-shape="id4" draw:start-glue-point="3" draw:end-shape="id2" svg:d="M13600 14235l-5700 329" svg:viewBox="0 0 5701 330">
          <text:p/>
        </draw:connector>
        <draw:connector draw:style-name="gr6" draw:text-style-name="P1" draw:layer="layout" draw:type="line" svg:x1="9.233cm" svg:y1="9.3cm" svg:x2="10.3cm" svg:y2="6.8cm" draw:start-shape="id3" draw:start-glue-point="0" draw:end-shape="id5" draw:end-glue-point="2" svg:d="M9233 9300l1067-2500" svg:viewBox="0 0 1068 2501">
          <text:p/>
        </draw:connector>
        <draw:frame draw:style-name="gr7" draw:text-style-name="P2" draw:layer="layout" svg:width="6.535cm" svg:height="0.962cm" svg:x="1.6cm" svg:y="1.5cm">
          <draw:text-box>
            <text:p><text:span text:style-name="T1">Estados Principales</text:span></text:p>
          </draw:text-box>
        </draw:frame>
        <draw:custom-shape draw:style-name="gr8" draw:text-style-name="P1" draw:layer="layout" svg:width="3.5cm" svg:height="1cm" svg:x="14.5cm" svg:y="5.1cm">
          <text:p text:style-name="P1">Disparo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.233cm" svg:y1="11.029cm" svg:x2="8.134cm" svg:y2="21.564cm" draw:start-shape="id3" draw:start-glue-point="2" draw:end-shape="id1" svg:d="M9233 11029l-1099 10535" svg:viewBox="0 0 1100 10536">
          <text:p/>
        </draw:connector>
        <draw:line draw:style-name="gr6" draw:text-style-name="P1" draw:layer="layout" svg:x1="4.9cm" svg:y1="15.3cm" svg:x2="5cm" svg:y2="20.8cm">
          <text:p/>
        </draw:line>
        <draw:line draw:style-name="gr6" draw:text-style-name="P1" draw:layer="layout" svg:x1="9cm" svg:y1="10.9cm" svg:x2="6.6cm" svg:y2="13.8cm">
          <text:p/>
        </draw:line>
        <draw:line draw:style-name="gr6" draw:text-style-name="P1" draw:layer="layout" svg:x1="7.8cm" svg:y1="13.9cm" svg:x2="13.6cm" svg:y2="13.6cm">
          <text:p/>
        </draw:line>
        <draw:line draw:style-name="gr6" draw:text-style-name="P1" xml:id="id6" draw:id="id6" draw:layer="layout" svg:x1="12.1cm" svg:y1="6.7cm" svg:x2="16.4cm" svg:y2="13.3cm">
          <text:p/>
        </draw:line>
        <draw:line draw:style-name="gr6" draw:text-style-name="P1" draw:layer="layout" svg:x1="12.6cm" svg:y1="5.8cm" svg:x2="14.5cm" svg:y2="5.7cm">
          <text:p/>
        </draw:line>
        <draw:custom-shape draw:style-name="gr9" draw:text-style-name="P1" draw:layer="layout" svg:width="3.8cm" svg:height="1.4cm" svg:x="1.4cm" svg:y="6cm">
          <text:p text:style-name="P1">Retirada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5cm" svg:height="1.3cm" svg:x="1.5cm" svg:y="3.6cm">
          <text:p text:style-name="P1">Rendido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8cm" svg:y1="13.4cm" svg:x2="11.5cm" svg:y2="6.7cm">
          <text:p/>
        </draw:line>
        <draw:connector draw:style-name="gr6" draw:text-style-name="P1" draw:layer="layout" draw:type="line" svg:x1="14.25cm" svg:y1="13.3cm" svg:x2="10.198cm" svg:y2="11.268cm" draw:start-shape="id6" draw:start-glue-point="2" svg:d="M14250 13300l-4052-2032" svg:viewBox="0 0 4053 2033">
          <text:p/>
        </draw:connector>
        <draw:line draw:style-name="gr6" draw:text-style-name="P1" draw:layer="layout" svg:x1="8cm" svg:y1="5.8cm" svg:x2="5cm" svg:y2="6.6cm">
          <text:p/>
        </draw:line>
        <draw:line draw:style-name="gr6" draw:text-style-name="P1" draw:layer="layout" svg:x1="3.2cm" svg:y1="5.9cm" svg:x2="3.3cm" svg:y2="4.6cm">
          <text:p/>
        </draw:line>
        <draw:custom-shape draw:style-name="gr11" draw:text-style-name="P1" draw:layer="layout" svg:width="3.7cm" svg:height="1.9cm" svg:x="1.5cm" svg:y="9.5cm">
          <text:p text:style-name="P1">Ataqu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2cm" svg:y1="9.4cm" svg:x2="8.3cm" svg:y2="6.7cm">
          <text:p/>
        </draw:line>
        <draw:line draw:style-name="gr6" draw:text-style-name="P1" draw:layer="layout" svg:x1="3.6cm" svg:y1="9.5cm" svg:x2="3.5cm" svg:y2="7.3cm">
          <text:p/>
        </draw:line>
        <draw:custom-shape draw:style-name="gr12" draw:text-style-name="P1" draw:layer="layout" svg:width="3cm" svg:height="1.4cm" svg:x="9.9cm" svg:y="2.6cm">
          <text:p text:style-name="P1">Cubri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3cm" svg:y1="9.9cm" svg:x2="7.6cm" svg:y2="9.5cm">
          <text:p/>
        </draw:line>
        <draw:line draw:style-name="gr6" draw:text-style-name="P1" draw:layer="layout" svg:x1="7.4cm" svg:y1="9.8cm" svg:x2="5cm" svg:y2="10.4cm">
          <text:p/>
        </draw:line>
        <draw:line draw:style-name="gr6" draw:text-style-name="P1" draw:layer="layout" svg:x1="11.3cm" svg:y1="3.9cm" svg:x2="10.9cm" svg:y2="5.3cm">
          <text:p/>
        </draw:line>
        <draw:line draw:style-name="gr6" draw:text-style-name="P1" draw:layer="layout" svg:x1="9.9cm" svg:y1="3.4cm" svg:x2="4.2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8T15:57:22.590365903</meta:creation-date>
    <dc:date>2016-10-28T16:47:00.680386885</dc:date>
    <meta:editing-duration>PT34M18S</meta:editing-duration>
    <meta:editing-cycles>2</meta:editing-cycles>
    <meta:generator>LibreOffice/4.3.3.2$Linux_X86_64 LibreOffice_project/430m0$Build-2</meta:generator>
    <meta:document-statistic meta:object-count="32"/>
  </office:meta>
</office:document-meta>
</file>